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Text_20_body" style:list-style-name="L1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isponibilidad</text:h>
      <text:p text:style-name="Text_20_body"/>
      <text:p text:style-name="Text_20_body"><text:tab/>La disponibilidad consiste en la medida del tiempo en que el sistema está ejecutándose correctamente.</text:p>
      <text:p text:style-name="Text_20_body"><text:tab/>Para analizar la disponibilidad, deben tenerse en cuenta las fallas del sistema y sus consecuencias. Una falla del sistema ocurre cuando éste deja de entregar un servicio, y esto es <text:span text:style-name="T1"><text:s/>observado</text:span><text:span text:style-name="T2"> por algún usuario. Un <text:s/>defecto <text:s/>se convierte en falla cuando es observable.</text:span></text:p>
      <text:p text:style-name="P1"><text:tab/>Típicamente la disponibilidad es definida como</text:p>
      <text:p text:style-name="P1">d= tiempo medio entre fallas / (tiempo medio entre fallas + tiempo medio de reparación)</text:p>
      <text:p text:style-name="P1"><text:tab/>La disponibilidad puede disminuir por:</text:p>
      <text:list xml:id="list1964394835" text:style-name="L1">
        <text:list-item>
          <text:p text:style-name="P2">Diseño para el manejo de excepciones inadecuado.</text:p>
        </text:list-item>
        <text:list-item>
          <text:p text:style-name="P2">Las actualizaciones frecuentes, como parches de seguridad y actualizaciones de aplicaciones.</text:p>
        </text:list-item>
        <text:list-item>
          <text:p text:style-name="P2">Una falla en la red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iselda </meta:initial-creator>
    <meta:creation-date>2012-11-07T19:56:41</meta:creation-date>
    <dc:date>2012-11-07T20:39:43</dc:date>
    <dc:creator>griselda </dc:creator>
    <meta:editing-duration>PT22M37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9" meta:word-count="111" meta:character-count="720" meta:non-whitespace-character-count="614"/>
  </office:meta>
</office:document-meta>
</file>